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Nextstrain <text:s/>~/ymvnextstrain0507 $ augur index \</text:p>
      <text:p text:style-name="Standard"><text:s text:c="2"/>--sequences data/sequences.fasta \</text:p>
      <text:p text:style-name="Standard"><text:s text:c="2"/>--output results/sequence_index.tsv</text:p>
      <text:p text:style-name="Standard"><text:s/>Nextstrain <text:s/>~/ymvnextstrain0507 $ augur align \ <text:s/>--sequences results/sequences.fasta \</text:p>
      <text:p text:style-name="Standard"><text:s text:c="2"/>--reference-sequence config/ymv_outgroup.gb \</text:p>
      <text:p text:style-name="Standard"><text:s text:c="2"/>--output results/aligned.fasta \</text:p>
      <text:p text:style-name="Standard"><text:s text:c="2"/>--fill-gaps</text:p>
      <text:p text:style-name="Standard"/>
      <text:p text:style-name="Standard"/>
      <text:p text:style-name="Standard"/>
      <text:p text:style-name="Standard">/ymvnextstrain0507 $ augur tree \</text:p>
      <text:p text:style-name="Standard"><text:s text:c="2"/>--alignment results/aligned.fasta \</text:p>
      <text:p text:style-name="Standard"><text:s text:c="2"/>--output results/tree_raw.nwk</text:p>
      <text:p text:style-name="Standard"/>
      <text:p text:style-name="Standard"/>
      <text:p text:style-name="Standard">/ymvnextstrain0507 $ augur refine \</text:p>
      <text:p text:style-name="Standard"><text:s text:c="2"/>--tree results/tree_raw.nwk \</text:p>
      <text:p text:style-name="Standard"><text:s text:c="2"/>--alignment results/aligned.fasta \</text:p>
      <text:p text:style-name="Standard"><text:s text:c="2"/>--metadata data/metadata.tsv \</text:p>
      <text:p text:style-name="Standard"><text:s text:c="2"/>--output-tree results/tree.nwk \</text:p>
      <text:p text:style-name="Standard"><text:s text:c="2"/>--output-node-data results/branch_lengths.json \</text:p>
      <text:p text:style-name="Standard"><text:s text:c="2"/>--timetree \</text:p>
      <text:p text:style-name="Standard"><text:s text:c="2"/>--coalescent opt \</text:p>
      <text:p text:style-name="Standard"><text:s text:c="2"/>--date-confidence \</text:p>
      <text:p text:style-name="Standard"><text:s text:c="2"/>--date-inference marginal \</text:p>
      <text:p text:style-name="Standard"><text:s text:c="2"/>--clock-filter-iqd 4 --stochastic-resolve</text:p>
      <text:p text:style-name="Standard"/>
      <text:p text:style-name="Standard"/>
      <text:p text:style-name="Standard"/>
      <text:p text:style-name="Standard">TreeTime.reroot: rerooting will ignore covariance and shared ancestry.</text:p>
      <text:p text:style-name="Standard">pruning leaf <text:s/>U42596.1</text:p>
      <text:p text:style-name="Standard">pruning leaf <text:s/>Ivory_Coast</text:p>
      <text:p text:style-name="Standard">pruning leaf <text:s/>SOA_AI_C1</text:p>
      <text:p text:style-name="Standard">pruning leaf <text:s/>ALU-ILUSHI</text:p>
      <text:p text:style-name="Standard">pruning leaf <text:s/>R-Mar-17-pT2-4</text:p>
      <text:p text:style-name="Standard">pruning leaf <text:s/>R-Mar-17-pT2-1</text:p>
      <text:p text:style-name="Standard">pruning leaf <text:s/>R-Mar-17-pT2-2</text:p>
      <text:p text:style-name="Standard">pruning leaf <text:s/>R-Aug-18-5-pT5</text:p>
      <text:p text:style-name="Standard">pruning leaf <text:s/>Mfk-Sc2-18-2</text:p>
      <text:p text:style-name="Standard"/>
      <text:p text:style-name="Standard"/>
      <text:p text:style-name="Standard"/>
      <text:p text:style-name="Standard">/ymvnextstrain0507 $ augur traits \</text:p>
      <text:p text:style-name="Standard"><text:s text:c="2"/>--tree results/tree.nwk \</text:p>
      <text:p text:style-name="Standard"><text:s text:c="2"/>--metadata data/metadata.tsv \</text:p>
      <text:p text:style-name="Standard"><text:s text:c="2"/>--output-node-data results/traits.json \</text:p>
      <text:p text:style-name="Standard"><text:s text:c="2"/>--columns division country date name acession host \</text:p>
      <text:p text:style-name="Standard"><text:s text:c="2"/>--confidence</text:p>
      <text:p text:style-name="Standard"/>
      <text:p text:style-name="Standard">/ymvnextstrain0507 $ augur ancestral \</text:p>
      <text:p text:style-name="Standard"><text:s text:c="2"/>--tree results/tree.nwk \</text:p>
      <text:p text:style-name="Standard"><text:s text:c="2"/>--alignment results/aligned.fasta \</text:p>
      <text:p text:style-name="Standard"><text:soft-page-break/><text:s text:c="2"/>--output-node-data results/nt_muts.json \</text:p>
      <text:p text:style-name="Standard"><text:s text:c="2"/>--inference joint</text:p>
      <text:p text:style-name="Standard"/>
      <text:p text:style-name="Standard"/>
      <text:p text:style-name="Standard"/>
      <text:p text:style-name="Standard">/ymvnextstrain0507 $ augur translate \</text:p>
      <text:p text:style-name="Standard"><text:s text:c="2"/>--tree results/tree.nwk \</text:p>
      <text:p text:style-name="Standard"><text:s text:c="2"/>--ancestral-sequences results/nt_muts.json \</text:p>
      <text:p text:style-name="Standard"><text:s text:c="2"/>--reference-sequence config/ymv_outgroup.gb \</text:p>
      <text:p text:style-name="Standard"><text:s text:c="2"/>--output-node-data results/aa_muts.json</text:p>
      <text:p text:style-name="Standard"/>
      <text:p text:style-name="Standard"/>
      <text:p text:style-name="Standard">/ymvnextstrain0507 $ augur export v2 \</text:p>
      <text:p text:style-name="Standard"><text:s text:c="2"/>--tree results/tree.nwk \</text:p>
      <text:p text:style-name="Standard"><text:s text:c="2"/>--metadata data/metadata.tsv \</text:p>
      <text:p text:style-name="Standard"><text:s text:c="2"/>--node-data results/branch_lengths.json \</text:p>
      <text:p text:style-name="Standard"><text:s text:c="14"/>results/traits.json \</text:p>
      <text:p text:style-name="Standard"><text:s text:c="14"/>results/nt_muts.json \</text:p>
      <text:p text:style-name="Standard"><text:s text:c="14"/>results/aa_muts.json \</text:p>
      <text:p text:style-name="Standard"><text:s text:c="2"/>--colors config/colors.tsv \</text:p>
      <text:p text:style-name="Standard"><text:s text:c="2"/>--lat-longs config/lat_longs.tsv \</text:p>
      <text:p text:style-name="Standard"><text:s text:c="2"/>--auspice-config config/auspice_config.json \</text:p>
      <text:p text:style-name="Standard"><text:s text:c="2"/>--output auspice/ymv.j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0:11:18.497276618</meta:creation-date>
    <dc:date>2024-06-05T20:14:42.567060394</dc:date>
    <meta:editing-duration>PT3M24S</meta:editing-duration>
    <meta:editing-cycles>1</meta:editing-cycles>
    <meta:document-statistic meta:table-count="0" meta:image-count="0" meta:object-count="0" meta:page-count="2" meta:paragraph-count="58" meta:word-count="231" meta:character-count="2005" meta:non-whitespace-character-count="1741"/>
    <meta:generator>LibreOffice/7.3.7.2$Linux_X86_64 LibreOffice_project/30$Build-2</meta:generator>
  </office:meta>
</office:document-meta>
</file>